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>
      <style:table-cell-properties style:vertical-align="botto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m" table:style-name="ta1">
        <table:shapes>
          <draw:frame draw:z-index="0" draw:style-name="gr1" draw:text-style-name="P1" svg:width="453.51pt" svg:height="255.09pt" svg:x="180.68pt" svg:y="224.19pt">
            <loext:p draw:notify-on-update-of-ranges="pm.M2:pm.M16 pm.N1:pm.N1 pm.N2:pm.N16 pm.M3:pm.M16 pm.O3:pm.O16 pm.M3:pm.M16 pm.P3:pm.P16 pm.M2:pm.M16 pm.Q2:pm.Q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'program length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max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min fitness</text:p>
          </table:table-cell>
          <table:table-cell office:value-type="string" calcext:value-type="string">
            <text:p>'std'</text:p>
          </table:table-cell>
          <table:table-cell office:value-type="string" calcext:value-type="string">
            <text:p>'number of best solutions'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average fitnes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1.75" calcext:value-type="float">
            <text:p>101.75</text:p>
          </table:table-cell>
          <table:table-cell office:value-type="float" office:value="-1" calcext:value-type="float">
            <text:p>-1</text:p>
          </table:table-cell>
          <table:table-cell office:value-type="float" office:value="-9.38" calcext:value-type="float">
            <text:p>-9.38</text:p>
          </table:table-cell>
          <table:table-cell office:value-type="float" office:value="-147" calcext:value-type="float">
            <text:p>-147</text:p>
          </table:table-cell>
          <table:table-cell office:value-type="float" office:value="22.0049" calcext:value-type="float">
            <text:p>22.0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.38" calcext:value-type="float">
            <text:p>-9.38</text:p>
          </table:table-cell>
          <table:table-cell table:style-name="Default" office:value-type="float" office:value="11.2185857142857" calcext:value-type="float">
            <text:p>11.2185857143</text:p>
          </table:table-cell>
          <table:table-cell table:style-name="Default" office:value-type="float" office:value="-30.9185857142857" calcext:value-type="float">
            <text:p>-30.9185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25.567" calcext:value-type="float">
            <text:p>225.567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  <table:table-cell office:value-type="float" office:value="0.648383" calcext:value-type="float">
            <text:p>0.64838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78285714285714" calcext:value-type="float">
            <text:p>-1.7828571429</text:p>
          </table:table-cell>
          <table:table-cell table:style-name="Default" office:value-type="float" office:value="-0.858029" calcext:value-type="float">
            <text:p>-0.858029</text:p>
          </table:table-cell>
          <table:table-cell table:style-name="Default" office:value-type="float" office:value="-2.70768528571429" calcext:value-type="float">
            <text:p>-2.7076852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73.796" calcext:value-type="float">
            <text:p>273.796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-3" calcext:value-type="float">
            <text:p>-3</text:p>
          </table:table-cell>
          <table:table-cell office:value-type="float" office:value="0.670149" calcext:value-type="float">
            <text:p>0.670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38714285714286" calcext:value-type="float">
            <text:p>-1.3871428571</text:p>
          </table:table-cell>
          <table:table-cell table:style-name="Default" office:value-type="float" office:value="-0.618365" calcext:value-type="float">
            <text:p>-0.618365</text:p>
          </table:table-cell>
          <table:table-cell table:style-name="Default" office:value-type="float" office:value="-2.15592071428571" calcext:value-type="float">
            <text:p>-2.1559207143</text:p>
          </table:table-cell>
          <table:table-cell table:formula="of:=ROUND(6.14285714285714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17.691" calcext:value-type="float">
            <text:p>217.691</text:p>
          </table:table-cell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-3" calcext:value-type="float">
            <text:p>-3</text:p>
          </table:table-cell>
          <table:table-cell office:value-type="float" office:value="0.879545" calcext:value-type="float">
            <text:p>0.879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14142857142857" calcext:value-type="float">
            <text:p>-1.1414285714</text:p>
          </table:table-cell>
          <table:table-cell table:style-name="Default" office:value-type="float" office:value="-0.541064571428571" calcext:value-type="float">
            <text:p>-0.5410645714</text:p>
          </table:table-cell>
          <table:table-cell table:style-name="Default" office:value-type="float" office:value="-1.74179257142857" calcext:value-type="float">
            <text:p>-1.74179257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06.586" calcext:value-type="float">
            <text:p>106.586</text:p>
          </table:table-cell>
          <table:table-cell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float" office:value="-3" calcext:value-type="float">
            <text:p>-3</text:p>
          </table:table-cell>
          <table:table-cell office:value-type="float" office:value="0.796178" calcext:value-type="float">
            <text:p>0.796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11571428571429" calcext:value-type="float">
            <text:p>-1.1157142857</text:p>
          </table:table-cell>
          <table:table-cell table:style-name="Default" office:value-type="float" office:value="-0.527418285714286" calcext:value-type="float">
            <text:p>-0.5274182857</text:p>
          </table:table-cell>
          <table:table-cell table:style-name="Default" office:value-type="float" office:value="-1.70401028571429" calcext:value-type="float">
            <text:p>-1.7040102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98.2058" calcext:value-type="float">
            <text:p>98.2058</text:p>
          </table:table-cell>
          <table:table-cell office:value-type="float" office:value="-1" calcext:value-type="float">
            <text:p>-1</text:p>
          </table:table-cell>
          <table:table-cell office:value-type="float" office:value="-2.59" calcext:value-type="float">
            <text:p>-2.59</text:p>
          </table:table-cell>
          <table:table-cell office:value-type="float" office:value="-3" calcext:value-type="float">
            <text:p>-3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11571428571429" calcext:value-type="float">
            <text:p>-1.1157142857</text:p>
          </table:table-cell>
          <table:table-cell table:style-name="Default" office:value-type="float" office:value="-0.540937142857143" calcext:value-type="float">
            <text:p>-0.5409371429</text:p>
          </table:table-cell>
          <table:table-cell table:style-name="Default" office:value-type="float" office:value="-1.69049142857143" calcext:value-type="float">
            <text:p>-1.6904914286</text:p>
          </table:table-cell>
          <table:table-cell office:value-type="float" office:value="9.28571428571429" calcext:value-type="float">
            <text:p>9.28571428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73.851" calcext:value-type="float">
            <text:p>173.851</text:p>
          </table:table-cell>
          <table:table-cell office:value-type="float" office:value="-1" calcext:value-type="float">
            <text:p>-1</text:p>
          </table:table-cell>
          <table:table-cell office:value-type="float" office:value="-2.7" calcext:value-type="float">
            <text:p>-2.7</text:p>
          </table:table-cell>
          <table:table-cell office:value-type="float" office:value="-3" calcext:value-type="float">
            <text:p>-3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1.47" calcext:value-type="float">
            <text:p>-1.47</text:p>
          </table:table-cell>
          <table:table-cell table:formula="of:=[.N8]+[.J4]" office:value-type="float" office:value="-0.799851" calcext:value-type="float">
            <text:p>-0.799851</text:p>
          </table:table-cell>
          <table:table-cell table:formula="of:=[.N8]-[.J4]" office:value-type="float" office:value="-2.140149" calcext:value-type="float">
            <text:p>-2.140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05.357" calcext:value-type="float">
            <text:p>105.357</text:p>
          </table:table-cell>
          <table:table-cell office:value-type="float" office:value="-1" calcext:value-type="float">
            <text:p>-1</text:p>
          </table:table-cell>
          <table:table-cell office:value-type="float" office:value="-2.67" calcext:value-type="float">
            <text:p>-2.67</text:p>
          </table:table-cell>
          <table:table-cell office:value-type="float" office:value="-4" calcext:value-type="float">
            <text:p>-4</text:p>
          </table:table-cell>
          <table:table-cell office:value-type="float" office:value="0.707884" calcext:value-type="float">
            <text:p>0.707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1.92" calcext:value-type="float">
            <text:p>-1.92</text:p>
          </table:table-cell>
          <table:table-cell table:formula="of:=[.N9]+[.J5]" office:value-type="float" office:value="-1.040455" calcext:value-type="float">
            <text:p>-1.040455</text:p>
          </table:table-cell>
          <table:table-cell table:formula="of:=[.N9]-[.J5]" office:value-type="float" office:value="-2.799545" calcext:value-type="float">
            <text:p>-2.799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87.7271" calcext:value-type="float">
            <text:p>87.7271</text:p>
          </table:table-cell>
          <table:table-cell office:value-type="float" office:value="-1" calcext:value-type="float">
            <text:p>-1</text:p>
          </table:table-cell>
          <table:table-cell office:value-type="float" office:value="-2.79" calcext:value-type="float">
            <text:p>-2.79</text:p>
          </table:table-cell>
          <table:table-cell office:value-type="float" office:value="-4" calcext:value-type="float">
            <text:p>-4</text:p>
          </table:table-cell>
          <table:table-cell office:value-type="float" office:value="0.534696" calcext:value-type="float">
            <text:p>0.534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2.31" calcext:value-type="float">
            <text:p>-2.31</text:p>
          </table:table-cell>
          <table:table-cell table:formula="of:=[.N10]+[.J6]" office:value-type="float" office:value="-1.513822" calcext:value-type="float">
            <text:p>-1.513822</text:p>
          </table:table-cell>
          <table:table-cell table:formula="of:=[.N10]-[.J6]" office:value-type="float" office:value="-3.106178" calcext:value-type="float">
            <text:p>-3.106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79.0162" calcext:value-type="float">
            <text:p>79.0162</text:p>
          </table:table-cell>
          <table:table-cell office:value-type="float" office:value="-1" calcext:value-type="float">
            <text:p>-1</text:p>
          </table:table-cell>
          <table:table-cell office:value-type="float" office:value="-2.82" calcext:value-type="float">
            <text:p>-2.82</text:p>
          </table:table-cell>
          <table:table-cell office:value-type="float" office:value="-5" calcext:value-type="float">
            <text:p>-5</text:p>
          </table:table-cell>
          <table:table-cell office:value-type="float" office:value="0.712461" calcext:value-type="float">
            <text:p>0.7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.59" calcext:value-type="float">
            <text:p>-2.59</text:p>
          </table:table-cell>
          <table:table-cell table:formula="of:=[.N11]+[.J7]" office:value-type="float" office:value="-1.89581" calcext:value-type="float">
            <text:p>-1.89581</text:p>
          </table:table-cell>
          <table:table-cell table:formula="of:=[.N11]-[.J7]" office:value-type="float" office:value="-3.28419" calcext:value-type="float">
            <text:p>-3.2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91.0134" calcext:value-type="float">
            <text:p>91.0134</text:p>
          </table:table-cell>
          <table:table-cell office:value-type="float" office:value="-1" calcext:value-type="float">
            <text:p>-1</text:p>
          </table:table-cell>
          <table:table-cell office:value-type="float" office:value="-2.86" calcext:value-type="float">
            <text:p>-2.86</text:p>
          </table:table-cell>
          <table:table-cell office:value-type="float" office:value="-4" calcext:value-type="float">
            <text:p>-4</text:p>
          </table:table-cell>
          <table:table-cell office:value-type="float" office:value="0.648383" calcext:value-type="float">
            <text:p>0.648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.7" calcext:value-type="float">
            <text:p>-2.7</text:p>
          </table:table-cell>
          <table:table-cell table:formula="of:=[.N12]+[.J8]" office:value-type="float" office:value="-2.091724" calcext:value-type="float">
            <text:p>-2.091724</text:p>
          </table:table-cell>
          <table:table-cell table:formula="of:=[.N12]-[.J8]" office:value-type="float" office:value="-3.308276" calcext:value-type="float">
            <text:p>-3.30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7" calcext:value-type="float">
            <text:p>0.7</text:p>
          </table:table-cell>
          <table:table-cell office:value-type="float" office:value="-2.67" calcext:value-type="float">
            <text:p>-2.67</text:p>
          </table:table-cell>
          <table:table-cell table:formula="of:=[.N13]+[.J9]" office:value-type="float" office:value="-1.962116" calcext:value-type="float">
            <text:p>-1.962116</text:p>
          </table:table-cell>
          <table:table-cell table:formula="of:=[.N13]-[.J9]" office:value-type="float" office:value="-3.377884" calcext:value-type="float">
            <text:p>-3.377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8" calcext:value-type="float">
            <text:p>0.8</text:p>
          </table:table-cell>
          <table:table-cell office:value-type="float" office:value="-2.79" calcext:value-type="float">
            <text:p>-2.79</text:p>
          </table:table-cell>
          <table:table-cell table:formula="of:=[.N14]+[.J10]" office:value-type="float" office:value="-2.255304" calcext:value-type="float">
            <text:p>-2.255304</text:p>
          </table:table-cell>
          <table:table-cell table:formula="of:=[.N14]-[.J10]" office:value-type="float" office:value="-3.324696" calcext:value-type="float">
            <text:p>-3.324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-2.82" calcext:value-type="float">
            <text:p>-2.82</text:p>
          </table:table-cell>
          <table:table-cell table:formula="of:=[.N15]+[.J11]" office:value-type="float" office:value="-2.107539" calcext:value-type="float">
            <text:p>-2.107539</text:p>
          </table:table-cell>
          <table:table-cell table:formula="of:=[.N15]-[.J11]" office:value-type="float" office:value="-3.532461" calcext:value-type="float">
            <text:p>-3.53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2.86" calcext:value-type="float">
            <text:p>-2.86</text:p>
          </table:table-cell>
          <table:table-cell table:formula="of:=[.N16]+[.J12]" office:value-type="float" office:value="-2.211617" calcext:value-type="float">
            <text:p>-2.211617</text:p>
          </table:table-cell>
          <table:table-cell table:formula="of:=[.N16]-[.J12]" office:value-type="float" office:value="-3.508383" calcext:value-type="float">
            <text:p>-3.50838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23:42:24.953478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1T23:42:59.097093952</dc:date>
    <meta:editing-duration>PT8M53S</meta:editing-duration>
    <meta:editing-cycles>3</meta:editing-cycles>
    <meta:generator>LibreOffice/5.1.4.2$Linux_X86_64 LibreOffice_project/10m0$Build-2</meta:generator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0.585cm" svg:y="5.294cm" style:legend-expansion="custom" chartooo:width="4.056cm" chartooo:height="2.065cm" style:legend-expansion-aspect-ratio="1.96416464891041" chart:style-name="ch2"/>
        <chart:plot-area chart:style-name="ch3" table:cell-range-address="pm.M2:pm.N16 pm.N1:pm.N1 pm.O3:pm.P16 pm.Q2:pm.Q16" chart:data-source-has-labels="row" svg:x="1.153cm" svg:y="0.575cm" svg:width="14.415cm" svg:height="7.659cm">
          <chartooo:coordinate-region svg:x="1.92cm" svg:y="1.074cm" svg:width="12.999cm" svg:height="6.961cm"/>
          <chart:axis chart:dimension="x" chart:name="primary-x" chart:style-name="ch4">
            <chart:grid chart:style-name="ch5" chart:class="major"/>
          </chart:axis>
          <chart:axis chart:dimension="x" chart:name="secondary-x" chart:style-name="ch6">
            <chart:title svg:x="6.556cm" svg:y="0.001cm" chart:style-name="ch7">
              <text:p>Mutation Probability (pm)</text:p>
            </chart:title>
          </chart:axis>
          <chart:axis chart:dimension="y" chart:name="primary-y" chart:style-name="ch8">
            <chart:title svg:x="0.286cm" svg:y="4.971cm" chart:style-name="ch9">
              <text:p>Fitness</text:p>
            </chart:title>
            <chart:grid chart:style-name="ch5" chart:class="major"/>
          </chart:axis>
          <chart:axis chart:dimension="y" chart:name="secondary-y" chart:style-name="ch10">
            <chart:title svg:x="15.453cm" svg:y="6.247cm" chart:style-name="ch9">
              <text:p>Number of Best Solutions</text:p>
            </chart:title>
          </chart:axis>
          <chart:series chart:attached-axis="primary-y" chart:style-name="ch11" chart:values-cell-range-address="pm.N2:pm.N16" chart:label-cell-address="pm.N1:pm.N1" chart:class="chart:scatter">
            <chart:domain table:cell-range-address="pm.M2:pm.M16"/>
            <chart:data-point chart:repeated="15"/>
          </chart:series>
          <chart:series chart:attached-axis="primary-y" chart:style-name="ch12" chart:values-cell-range-address="pm.O3:pm.O16" loext:label-string="&quot;+STD&quot;" chart:class="chart:scatter">
            <chart:domain table:cell-range-address="pm.M3:pm.M16"/>
            <chart:data-point chart:repeated="14"/>
          </chart:series>
          <chart:series chart:attached-axis="primary-y" chart:style-name="ch13" chart:values-cell-range-address="pm.P3:pm.P16" loext:label-string="&quot;-STD&quot;" chart:class="chart:scatter">
            <chart:domain table:cell-range-address="pm.M3:pm.M16"/>
            <chart:data-point chart:repeated="14"/>
          </chart:series>
          <chart:series chart:attached-axis="secondary-y" chart:style-name="ch14" chart:values-cell-range-address="pm.Q2:pm.Q16" loext:label-string="&quot;Number of Best Solutions&quot;" chart:class="chart:scatte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verage fitness</text:p>
                <draw:g>
                  <svg:desc>pm.N1:pm.N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+STD</text:p>
              </table:table-cell>
              <table:table-cell office:value-type="string">
                <text:p>Column M</text:p>
              </table:table-cell>
              <table:table-cell office:value-type="string">
                <text:p>-STD</text:p>
              </table:table-cell>
              <table:table-cell office:value-type="string">
                <text:p>Number of Best Solu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m.M2:pm.M16</svg:desc>
                </draw:g>
              </table:table-cell>
              <table:table-cell office:value-type="float" office:value="-9.38">
                <text:p>-9.38</text:p>
                <draw:g>
                  <svg:desc>pm.N2:pm.N16</svg:desc>
                </draw:g>
              </table:table-cell>
              <table:table-cell office:value-type="float" office:value="0.02">
                <text:p>0.02</text:p>
                <draw:g>
                  <svg:desc>pm.M3:pm.M16</svg:desc>
                </draw:g>
              </table:table-cell>
              <table:table-cell office:value-type="float" office:value="-0.858029">
                <text:p>-0.858029</text:p>
                <draw:g>
                  <svg:desc>pm.O3:pm.O16</svg:desc>
                </draw:g>
              </table:table-cell>
              <table:table-cell office:value-type="float" office:value="0.02">
                <text:p>0.02</text:p>
                <draw:g>
                  <svg:desc>pm.M3:pm.M16</svg:desc>
                </draw:g>
              </table:table-cell>
              <table:table-cell office:value-type="float" office:value="-2.70768528571429">
                <text:p>-2.70768528571429</text:p>
                <draw:g>
                  <svg:desc>pm.P3:pm.P16</svg:desc>
                </draw:g>
              </table:table-cell>
              <table:table-cell office:value-type="float" office:value="0">
                <text:p>0</text:p>
                <draw:g>
                  <svg:desc>pm.Q2:pm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78285714285714">
                <text:p>-1.78285714285714</text:p>
              </table:table-cell>
              <table:table-cell office:value-type="float" office:value="0.04">
                <text:p>0.04</text:p>
              </table:table-cell>
              <table:table-cell office:value-type="float" office:value="-0.618365">
                <text:p>-0.618365</text:p>
              </table:table-cell>
              <table:table-cell office:value-type="float" office:value="0.04">
                <text:p>0.04</text:p>
              </table:table-cell>
              <table:table-cell office:value-type="float" office:value="-2.15592071428571">
                <text:p>-2.15592071428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38714285714286">
                <text:p>-1.38714285714286</text:p>
              </table:table-cell>
              <table:table-cell office:value-type="float" office:value="0.06">
                <text:p>0.06</text:p>
              </table:table-cell>
              <table:table-cell office:value-type="float" office:value="-0.541064571428571">
                <text:p>-0.541064571428571</text:p>
              </table:table-cell>
              <table:table-cell office:value-type="float" office:value="0.06">
                <text:p>0.06</text:p>
              </table:table-cell>
              <table:table-cell office:value-type="float" office:value="-1.74179257142857">
                <text:p>-1.74179257142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14142857142857">
                <text:p>-1.14142857142857</text:p>
              </table:table-cell>
              <table:table-cell office:value-type="float" office:value="0.08">
                <text:p>0.08</text:p>
              </table:table-cell>
              <table:table-cell office:value-type="float" office:value="-0.527418285714286">
                <text:p>-0.527418285714286</text:p>
              </table:table-cell>
              <table:table-cell office:value-type="float" office:value="0.08">
                <text:p>0.08</text:p>
              </table:table-cell>
              <table:table-cell office:value-type="float" office:value="-1.70401028571429">
                <text:p>-1.70401028571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1">
                <text:p>0.1</text:p>
              </table:table-cell>
              <table:table-cell office:value-type="float" office:value="-0.540937142857143">
                <text:p>-0.540937142857143</text:p>
              </table:table-cell>
              <table:table-cell office:value-type="float" office:value="0.1">
                <text:p>0.1</text:p>
              </table:table-cell>
              <table:table-cell office:value-type="float" office:value="-1.69049142857143">
                <text:p>-1.69049142857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2">
                <text:p>0.2</text:p>
              </table:table-cell>
              <table:table-cell office:value-type="float" office:value="-0.799851">
                <text:p>-0.799851</text:p>
              </table:table-cell>
              <table:table-cell office:value-type="float" office:value="0.2">
                <text:p>0.2</text:p>
              </table:table-cell>
              <table:table-cell office:value-type="float" office:value="-2.140149">
                <text:p>-2.14014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1.47">
                <text:p>-1.47</text:p>
              </table:table-cell>
              <table:table-cell office:value-type="float" office:value="0.3">
                <text:p>0.3</text:p>
              </table:table-cell>
              <table:table-cell office:value-type="float" office:value="-1.040455">
                <text:p>-1.040455</text:p>
              </table:table-cell>
              <table:table-cell office:value-type="float" office:value="0.3">
                <text:p>0.3</text:p>
              </table:table-cell>
              <table:table-cell office:value-type="float" office:value="-2.799545">
                <text:p>-2.799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-1.92">
                <text:p>-1.92</text:p>
              </table:table-cell>
              <table:table-cell office:value-type="float" office:value="0.4">
                <text:p>0.4</text:p>
              </table:table-cell>
              <table:table-cell office:value-type="float" office:value="-1.513822">
                <text:p>-1.513822</text:p>
              </table:table-cell>
              <table:table-cell office:value-type="float" office:value="0.4">
                <text:p>0.4</text:p>
              </table:table-cell>
              <table:table-cell office:value-type="float" office:value="-3.106178">
                <text:p>-3.106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2.31">
                <text:p>-2.31</text:p>
              </table:table-cell>
              <table:table-cell office:value-type="float" office:value="0.5">
                <text:p>0.5</text:p>
              </table:table-cell>
              <table:table-cell office:value-type="float" office:value="-1.89581">
                <text:p>-1.89581</text:p>
              </table:table-cell>
              <table:table-cell office:value-type="float" office:value="0.5">
                <text:p>0.5</text:p>
              </table:table-cell>
              <table:table-cell office:value-type="float" office:value="-3.28419">
                <text:p>-3.2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-2.59">
                <text:p>-2.59</text:p>
              </table:table-cell>
              <table:table-cell office:value-type="float" office:value="0.6">
                <text:p>0.6</text:p>
              </table:table-cell>
              <table:table-cell office:value-type="float" office:value="-2.091724">
                <text:p>-2.091724</text:p>
              </table:table-cell>
              <table:table-cell office:value-type="float" office:value="0.6">
                <text:p>0.6</text:p>
              </table:table-cell>
              <table:table-cell office:value-type="float" office:value="-3.308276">
                <text:p>-3.30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-2.7">
                <text:p>-2.7</text:p>
              </table:table-cell>
              <table:table-cell office:value-type="float" office:value="0.7">
                <text:p>0.7</text:p>
              </table:table-cell>
              <table:table-cell office:value-type="float" office:value="-1.962116">
                <text:p>-1.962116</text:p>
              </table:table-cell>
              <table:table-cell office:value-type="float" office:value="0.7">
                <text:p>0.7</text:p>
              </table:table-cell>
              <table:table-cell office:value-type="float" office:value="-3.377884">
                <text:p>-3.37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2.67">
                <text:p>-2.67</text:p>
              </table:table-cell>
              <table:table-cell office:value-type="float" office:value="0.8">
                <text:p>0.8</text:p>
              </table:table-cell>
              <table:table-cell office:value-type="float" office:value="-2.255304">
                <text:p>-2.255304</text:p>
              </table:table-cell>
              <table:table-cell office:value-type="float" office:value="0.8">
                <text:p>0.8</text:p>
              </table:table-cell>
              <table:table-cell office:value-type="float" office:value="-3.324696">
                <text:p>-3.32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-2.79">
                <text:p>-2.79</text:p>
              </table:table-cell>
              <table:table-cell office:value-type="float" office:value="0.9">
                <text:p>0.9</text:p>
              </table:table-cell>
              <table:table-cell office:value-type="float" office:value="-2.107539">
                <text:p>-2.107539</text:p>
              </table:table-cell>
              <table:table-cell office:value-type="float" office:value="0.9">
                <text:p>0.9</text:p>
              </table:table-cell>
              <table:table-cell office:value-type="float" office:value="-3.532461">
                <text:p>-3.53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-2.82">
                <text:p>-2.82</text:p>
              </table:table-cell>
              <table:table-cell office:value-type="float" office:value="1">
                <text:p>1</text:p>
              </table:table-cell>
              <table:table-cell office:value-type="float" office:value="-2.211617">
                <text:p>-2.211617</text:p>
              </table:table-cell>
              <table:table-cell office:value-type="float" office:value="1">
                <text:p>1</text:p>
              </table:table-cell>
              <table:table-cell office:value-type="float" office:value="-3.508383">
                <text:p>-3.50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-2.86">
                <text:p>-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